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sans1" svg:font-family="Lucidasans"/>
    <style:font-face style:name="Lucidasans" svg:font-family="Lucidasans" style:font-pitch="variable"/>
    <style:font-face style:name="Mincho" svg:font-family="Mincho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AGENDA_5f_ITEMS1" style:display-name="AGENDA_ITEMS1" style:family="table">
      <style:table-properties style:width="15.24cm" table:align="margins"/>
    </style:style>
    <style:style style:name="AGENDA_5f_ITEMS1.A" style:display-name="AGENDA_ITEMS1.A" style:family="table-column">
      <style:table-column-properties style:column-width="15.24cm" style:rel-column-width="65535*"/>
    </style:style>
    <style:style style:name="AGENDA_5f_ITEMS1.A1" style:display-name="AGENDA_ITEMS1.A1" style:family="table-cell">
      <style:table-cell-properties fo:padding="0cm" fo:border="none"/>
    </style:style>
    <style:style style:name="AGENDA_5f_ITEMS1.A2" style:display-name="AGENDA_ITEMS1.A2" style:family="table-cell">
      <style:table-cell-properties fo:padding-left="0cm" fo:padding-right="0cm" fo:padding-top="0cm" fo:padding-bottom="0.254cm" fo:border="none"/>
    </style:style>
    <style:style style:name="AGENDA_5f_TOPICS" style:display-name="AGENDA_TOPICS" style:family="table">
      <style:table-properties style:width="15.24cm" table:align="margins"/>
    </style:style>
    <style:style style:name="AGENDA_5f_TOPICS.A" style:display-name="AGENDA_TOPICS.A" style:family="table-column">
      <style:table-column-properties style:column-width="3.81cm" style:rel-column-width="16383*"/>
    </style:style>
    <style:style style:name="AGENDA_5f_TOPICS.D" style:display-name="AGENDA_TOPICS.D" style:family="table-column">
      <style:table-column-properties style:column-width="3.81cm" style:rel-column-width="16386*"/>
    </style:style>
    <style:style style:name="AGENDA_5f_TOPICS.A1" style:display-name="AGENDA_TOPICS.A1" style:family="table-cell">
      <style:table-cell-properties fo:background-color="#e6e6e6" fo:padding="0.097cm" fo:border-left="1pt solid #000000" fo:border-right="none" fo:border-top="1pt solid #000000" fo:border-bottom="1pt solid #000000">
        <style:background-image/>
      </style:table-cell-properties>
    </style:style>
    <style:style style:name="AGENDA_5f_TOPICS.B1" style:display-name="AGENDA_TOPICS.B1" style:family="table-cell">
      <style:table-cell-properties fo:background-color="#e6e6e6" fo:padding="0.097cm" fo:border-left="0.05pt solid #000000" fo:border-right="none" fo:border-top="1pt solid #000000" fo:border-bottom="1pt solid #000000">
        <style:background-image/>
      </style:table-cell-properties>
    </style:style>
    <style:style style:name="AGENDA_5f_TOPICS.D1" style:display-name="AGENDA_TOPICS.D1" style:family="table-cell">
      <style:table-cell-properties fo:background-color="#e6e6e6" fo:padding="0.097cm" fo:border-left="0.05pt solid #000000" fo:border-right="1pt solid #000000" fo:border-top="1pt solid #000000" fo:border-bottom="1pt solid #000000">
        <style:background-image/>
      </style:table-cell-properties>
    </style:style>
    <style:style style:name="AGENDA_5f_TOPICS.A2" style:display-name="AGENDA_TOPICS.A2" style:family="table-cell">
      <style:table-cell-properties fo:background-color="transparent" fo:padding="0.097cm" fo:border-left="1pt solid #000000" fo:border-right="none" fo:border-top="none" fo:border-bottom="0.05pt solid #000000">
        <style:background-image/>
      </style:table-cell-properties>
    </style:style>
    <style:style style:name="AGENDA_5f_TOPICS.B2" style:display-name="AGENDA_TOPICS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AGENDA_5f_TOPICS.D2" style:display-name="AGENDA_TOPICS.D2" style:family="table-cell">
      <style:table-cell-properties fo:background-color="transparent" fo:padding="0.097cm" fo:border-left="0.05pt solid #000000" fo:border-right="1pt solid #000000" fo:border-top="none" fo:border-bottom="0.05pt solid #000000">
        <style:background-image/>
      </style:table-cell-properties>
    </style:style>
    <style:style style:name="AGENDA_5f_TOPICS.A4" style:display-name="AGENDA_TOPICS.A4" style:family="table-cell">
      <style:table-cell-properties fo:background-color="transparent" fo:padding="0.097cm" fo:border-left="1pt solid #000000" fo:border-right="none" fo:border-top="none" fo:border-bottom="1pt solid #000000">
        <style:background-image/>
      </style:table-cell-properties>
    </style:style>
    <style:style style:name="AGENDA_5f_TOPICS.B4" style:display-name="AGENDA_TOPICS.B4" style:family="table-cell">
      <style:table-cell-properties fo:background-color="transparent" fo:padding="0.097cm" fo:border-left="0.05pt solid #000000" fo:border-right="none" fo:border-top="none" fo:border-bottom="1pt solid #000000">
        <style:background-image/>
      </style:table-cell-properties>
    </style:style>
    <style:style style:name="AGENDA_5f_TOPICS.D4" style:display-name="AGENDA_TOPICS.D4" style:family="table-cell">
      <style:table-cell-properties fo:background-color="transparent" fo:padding="0.097cm" fo:border-left="0.05pt solid #000000" fo:border-right="1pt solid #000000" fo:border-top="none" fo:border-bottom="1pt solid #000000">
        <style:background-image/>
      </style:table-cell-properties>
    </style:style>
    <style:style style:name="AGENDA_5f_ITEMS3" style:display-name="AGENDA_ITEMS3" style:family="table">
      <style:table-properties style:width="15.24cm" table:align="margins"/>
    </style:style>
    <style:style style:name="AGENDA_5f_ITEMS3.A" style:display-name="AGENDA_ITEMS3.A" style:family="table-column">
      <style:table-column-properties style:column-width="15.24cm" style:rel-column-width="65535*"/>
    </style:style>
    <style:style style:name="AGENDA_5f_ITEMS3.A1" style:display-name="AGENDA_ITEMS3.A1" style:family="table-cell">
      <style:table-cell-properties fo:padding="0cm" fo:border="none"/>
    </style:style>
    <style:style style:name="AGENDA_5f_ITEMS3.A2" style:display-name="AGENDA_ITEMS3.A2" style:family="table-cell">
      <style:table-cell-properties fo:padding-left="0cm" fo:padding-right="0cm" fo:padding-top="0cm" fo:padding-bottom="0.254cm" fo:border="none"/>
    </style:style>
    <style:style style:name="Table1" style:family="table">
      <style:table-properties style:width="15.24cm" fo:margin-top="0cm" fo:margin-bottom="0cm" table:align="margins" style:may-break-between-rows="false"/>
    </style:style>
    <style:style style:name="Table1.A" style:family="table-column">
      <style:table-column-properties style:column-width="6.839cm" style:rel-column-width="29406*"/>
    </style:style>
    <style:style style:name="Table1.B" style:family="table-column">
      <style:table-column-properties style:column-width="2.849cm" style:rel-column-width="12252*"/>
    </style:style>
    <style:style style:name="Table1.C" style:family="table-column">
      <style:table-column-properties style:column-width="2.621cm" style:rel-column-width="11272*"/>
    </style:style>
    <style:style style:name="Table1.D" style:family="table-column">
      <style:table-column-properties style:column-width="1.254cm" style:rel-column-width="5390*"/>
    </style:style>
    <style:style style:name="Table1.E" style:family="table-column">
      <style:table-column-properties style:column-width="1.677cm" style:rel-column-width="7215*"/>
    </style:style>
    <style:style style:name="Table1.A1" style:family="table-cell">
      <style:table-cell-properties fo:padding="0.101cm" fo:border-left="0.05pt solid #000000" fo:border-right="none" fo:border-top="0.05pt solid #000000" fo:border-bottom="none"/>
    </style:style>
    <style:style style:name="Table1.D1" style:family="table-cell">
      <style:table-cell-properties fo:padding="0.101cm" fo:border-left="0.05pt solid #000000" fo:border-right="0.05pt solid #000000" fo:border-top="0.05pt solid #000000" fo:border-bottom="none"/>
    </style:style>
    <style:style style:name="Table1.A4" style:family="table-cell">
      <style:table-cell-properties fo:padding="0.101cm" fo:border-left="0.05pt solid #000000" fo:border-right="none" fo:border-top="0.05pt solid #000000" fo:border-bottom="0.05pt solid #000000"/>
    </style:style>
    <style:style style:name="Table1.E4" style:family="table-cell">
      <style:table-cell-properties fo:padding="0.101cm" fo:border="0.05pt solid #000000"/>
    </style:style>
    <style:style style:name="P1" style:family="paragraph" style:parent-style-name="Header">
      <style:paragraph-properties fo:text-align="justify" style:justify-single-word="false"/>
      <style:text-properties officeooo:paragraph-rsid="00166dd5"/>
    </style:style>
    <style:style style:name="P2" style:family="paragraph" style:parent-style-name="AgendaTitle">
      <style:paragraph-properties fo:break-before="pag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able_20_small_20_heading">
      <style:text-properties fo:font-size="9pt" style:font-size-asian="9pt" style:font-size-complex="9pt"/>
    </style:style>
    <style:style style:name="P5" style:family="paragraph" style:parent-style-name="Table_20_agenda">
      <style:text-properties fo:font-size="9pt" style:font-size-asian="9pt" style:font-size-complex="9pt"/>
    </style:style>
    <style:style style:name="T1" style:family="text">
      <style:text-properties officeooo:rsid="00166dd5"/>
    </style:style>
    <style:style style:name="T2" style:family="text">
      <style:text-properties fo:color="#1e26c9" fo:font-size="15pt" officeooo:rsid="00166dd5" style:font-size-asian="15pt" style:font-size-complex="15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genda title" text:name="AGENDA_TITLE"/>
        <text:user-field-decl office:value-type="float" office:value="0.593055555556" text:name="AGENDA_TIME"/>
        <text:user-field-decl office:value-type="string" office:string-value="Agenda location" text:name="AGENDA_LOCATION"/>
      </text:user-field-decls>
      <text:p text:style-name="AgendaTitle">prabhat kumar</text:p>
      <text:p text:style-name="AgendaLocation">10 September 2021, 15:33, surat</text:p>
      <text:p text:style-name="Text_20_body"/>
      <text:section text:style-name="Sect1" text:name="AGENDA_ITEMS1">
        <table:table table:name="AGENDA_ITEMS1" table:style-name="AGENDA_5f_ITEMS1">
          <table:table-column table:style-name="AGENDA_5f_ITEMS1.A"/>
          <table:table-header-rows>
            <table:table-row table:style-name="TableLine94755058284064">
              <table:table-cell table:style-name="AGENDA_5f_ITEMS1.A1" office:value-type="string">
                <text:p text:style-name="MeetingType">Type of meeting</text:p>
              </table:table-cell>
            </table:table-row>
          </table:table-header-rows>
          <table:table-row table:style-name="TableLine94755058245952">
            <table:table-cell table:style-name="AGENDA_5f_ITEMS1.A2" office:value-type="string">
              <text:p text:style-name="MeetingTypeText"><text:placeholder text:placeholder-type="text" text:description="Click to replace this text">&lt;Type of meeting&gt;</text:placeholder></text:p>
            </table:table-cell>
          </table:table-row>
          <table:table-row table:style-name="TableLine94755058246608">
            <table:table-cell table:style-name="AGENDA_5f_ITEMS1.A1" office:value-type="string">
              <text:p text:style-name="CalledBy">Meeting called by</text:p>
            </table:table-cell>
          </table:table-row>
          <table:table-row table:style-name="TableLine94755058247072">
            <table:table-cell table:style-name="AGENDA_5f_ITEMS1.A2" office:value-type="string">
              <text:p text:style-name="CalledByText"><text:placeholder text:placeholder-type="text" text:description="Click to replace this text">&lt;Meeting called by&gt;</text:placeholder></text:p>
            </table:table-cell>
          </table:table-row>
          <table:table-row table:style-name="TableLine94755058247648">
            <table:table-cell table:style-name="AGENDA_5f_ITEMS1.A1" office:value-type="string">
              <text:p text:style-name="Facilitator">Attendees</text:p>
            </table:table-cell>
          </table:table-row>
          <table:table-row table:style-name="TableLine94755058248496">
            <table:table-cell table:style-name="AGENDA_5f_ITEMS1.A2" office:value-type="string">
              <text:p text:style-name="FacilitatorText"><text:placeholder text:placeholder-type="text" text:description="Click to replace this text">&lt;Attendees&gt;</text:placeholder></text:p>
            </table:table-cell>
          </table:table-row>
          <table:table-row table:style-name="TableLine94755058249136">
            <table:table-cell table:style-name="AGENDA_5f_ITEMS1.A1" office:value-type="string">
              <text:p text:style-name="Attendees">&lt;attendees&gt;</text:p>
            </table:table-cell>
          </table:table-row>
          <table:table-row table:style-name="TableLine94755057822608">
            <table:table-cell table:style-name="AGENDA_5f_ITEMS1.A2" office:value-type="string">
              <text:p text:style-name="AttendeesText"/>
            </table:table-cell>
          </table:table-row>
          <table:table-row table:style-name="TableLine94755057823296">
            <table:table-cell table:style-name="AGENDA_5f_ITEMS1.A1" office:value-type="string">
              <text:p text:style-name="Notetaker">&lt;notetaker&gt;</text:p>
            </table:table-cell>
          </table:table-row>
          <table:table-row table:style-name="TableLine94755057823904">
            <table:table-cell table:style-name="AGENDA_5f_ITEMS1.A2" office:value-type="string">
              <text:p text:style-name="NotetakerText"/>
            </table:table-cell>
          </table:table-row>
          <table:table-row table:style-name="TableLine94755057824512">
            <table:table-cell table:style-name="AGENDA_5f_ITEMS1.A1" office:value-type="string">
              <text:p text:style-name="Timekeeper">&lt;timekeeper&gt;</text:p>
            </table:table-cell>
          </table:table-row>
          <table:table-row table:style-name="TableLine94755057825200">
            <table:table-cell table:style-name="AGENDA_5f_ITEMS1.A2" office:value-type="string">
              <text:p text:style-name="TimekeeperText"/>
            </table:table-cell>
          </table:table-row>
          <table:table-row table:style-name="TableLine94755057825888">
            <table:table-cell table:style-name="AGENDA_5f_ITEMS1.A1" office:value-type="string">
              <text:p text:style-name="Observers">&lt;observers&gt;</text:p>
            </table:table-cell>
          </table:table-row>
          <table:table-row table:style-name="TableLine94755057826576">
            <table:table-cell table:style-name="AGENDA_5f_ITEMS1.A2" office:value-type="string">
              <text:p text:style-name="ObserversText"/>
            </table:table-cell>
          </table:table-row>
          <table:table-row table:style-name="TableLine94755057827264">
            <table:table-cell table:style-name="AGENDA_5f_ITEMS1.A1" office:value-type="string">
              <text:p text:style-name="ResourcePersons">&lt;resource-persons&gt;</text:p>
            </table:table-cell>
          </table:table-row>
          <table:table-row table:style-name="TableLine94755057827952">
            <table:table-cell table:style-name="AGENDA_5f_ITEMS1.A2" office:value-type="string">
              <text:p text:style-name="ResourcePersonsText"/>
            </table:table-cell>
          </table:table-row>
        </table:table>
        <text:p text:style-name="Text_20_body"/>
      </text:section>
      <text:p text:style-name="Text_20_body"/>
      <text:section text:style-name="Sect2" text:name="AGENDA_TOPICS">
        <text:p text:style-name="TopicsTitle">Topics</text:p>
        <table:table table:name="AGENDA_TOPICS" table:style-name="AGENDA_5f_TOPICS">
          <table:table-column table:style-name="AGENDA_5f_TOPICS.A" table:number-columns-repeated="3"/>
          <table:table-column table:style-name="AGENDA_5f_TOPICS.D"/>
          <table:table-row table:style-name="TableLine94755057060768">
            <table:table-cell table:style-name="AGENDA_5f_TOPICS.A1" office:value-type="string">
              <text:p text:style-name="TopicsHeaderNum">Num.</text:p>
            </table:table-cell>
            <table:table-cell table:style-name="AGENDA_5f_TOPICS.B1" office:value-type="string">
              <text:p text:style-name="TopicsHeaderTopic">Topic</text:p>
            </table:table-cell>
            <table:table-cell table:style-name="AGENDA_5f_TOPICS.B1" office:value-type="string">
              <text:p text:style-name="TopicsHeaderResponsible">Responsible</text:p>
            </table:table-cell>
            <table:table-cell table:style-name="AGENDA_5f_TOPICS.D1" office:value-type="string">
              <text:p text:style-name="TopicsHeaderTime">Time</text:p>
            </table:table-cell>
          </table:table-row>
          <table:table-row table:style-name="TableLine94755058503984">
            <table:table-cell table:style-name="AGENDA_5f_TOPICS.A2" office:value-type="string">
              <text:p text:style-name="TopicsTextNum">&lt;num&gt;</text:p>
            </table:table-cell>
            <table:table-cell table:style-name="AGENDA_5f_TOPICS.B2" office:value-type="string">
              <text:p text:style-name="TopicTextTopic">&lt;topic&gt;</text:p>
            </table:table-cell>
            <table:table-cell table:style-name="AGENDA_5f_TOPICS.B2" office:value-type="string">
              <text:p text:style-name="TopicTextResponsible">&lt;responsible&gt;</text:p>
            </table:table-cell>
            <table:table-cell table:style-name="AGENDA_5f_TOPICS.D2" office:value-type="string">
              <text:p text:style-name="TopicTextTime">&lt;topic-time&gt;</text:p>
            </table:table-cell>
          </table:table-row>
          <table:table-row table:style-name="TableLine94755058505840">
            <table:table-cell table:style-name="AGENDA_5f_TOPICS.A2" office:value-type="string">
              <text:p text:style-name="TopicsTextNum">&lt;num&gt;</text:p>
            </table:table-cell>
            <table:table-cell table:style-name="AGENDA_5f_TOPICS.B2" office:value-type="string">
              <text:p text:style-name="TopicTextTopic">&lt;topic&gt;</text:p>
            </table:table-cell>
            <table:table-cell table:style-name="AGENDA_5f_TOPICS.B2" office:value-type="string">
              <text:p text:style-name="TopicTextResponsible">&lt;responsible&gt;</text:p>
            </table:table-cell>
            <table:table-cell table:style-name="AGENDA_5f_TOPICS.D2" office:value-type="string">
              <text:p text:style-name="TopicTextTime">&lt;topic-time&gt;</text:p>
            </table:table-cell>
          </table:table-row>
          <table:table-row table:style-name="TableLine94755058158992">
            <table:table-cell table:style-name="AGENDA_5f_TOPICS.A4" office:value-type="string">
              <text:p text:style-name="TopicsTextNum">&lt;num&gt;</text:p>
            </table:table-cell>
            <table:table-cell table:style-name="AGENDA_5f_TOPICS.B4" office:value-type="string">
              <text:p text:style-name="TopicTextTopic">&lt;topic&gt;</text:p>
            </table:table-cell>
            <table:table-cell table:style-name="AGENDA_5f_TOPICS.B4" office:value-type="string">
              <text:p text:style-name="TopicTextResponsible">&lt;responsible&gt;</text:p>
            </table:table-cell>
            <table:table-cell table:style-name="AGENDA_5f_TOPICS.D4" office:value-type="string">
              <text:p text:style-name="TopicTextTime">&lt;topic-time&gt;</text:p>
            </table:table-cell>
          </table:table-row>
        </table:table>
        <text:p text:style-name="Text_20_body"/>
      </text:section>
      <text:section text:style-name="Sect1" text:name="AGENDA_ITEMS3">
        <text:p text:style-name="TopicsTitle">Additional information </text:p>
        <table:table table:name="AGENDA_ITEMS3" table:style-name="AGENDA_5f_ITEMS3">
          <table:table-column table:style-name="AGENDA_5f_ITEMS3.A"/>
          <table:table-row table:style-name="TableLine94755058162736">
            <table:table-cell table:style-name="AGENDA_5f_ITEMS3.A1" office:value-type="string">
              <text:p text:style-name="Bring">Please read</text:p>
            </table:table-cell>
          </table:table-row>
          <table:table-row table:style-name="TableLine94755058175872">
            <table:table-cell table:style-name="AGENDA_5f_ITEMS3.A2" office:value-type="string">
              <text:p text:style-name="Bring"><text:placeholder text:placeholder-type="text" text:description="Click to replace this text">&lt;Please read&gt;</text:placeholder></text:p>
            </table:table-cell>
          </table:table-row>
          <table:table-row table:style-name="TableLine94755058176528">
            <table:table-cell table:style-name="AGENDA_5f_ITEMS3.A1" office:value-type="string">
              <text:p text:style-name="Read">Notes</text:p>
            </table:table-cell>
          </table:table-row>
          <table:table-row table:style-name="TableLine94755058176880">
            <table:table-cell table:style-name="AGENDA_5f_ITEMS3.A2" office:value-type="string">
              <text:p text:style-name="Read"><text:placeholder text:placeholder-type="text" text:description="Click to replace this text">&lt;Notes&gt;</text:placeholder></text:p>
            </table:table-cell>
          </table:table-row>
          <table:table-row table:style-name="TableLine94755058177456">
            <table:table-cell table:style-name="AGENDA_5f_ITEMS3.A1" office:value-type="string">
              <text:p text:style-name="Notes"><text:bookmark text:name="AGENDA_NOTES"/>&lt;notes&gt;</text:p>
            </table:table-cell>
          </table:table-row>
          <table:table-row table:style-name="TableLine94755058178304">
            <table:table-cell table:style-name="AGENDA_5f_ITEMS3.A2" office:value-type="string">
              <text:p text:style-name="Notes"/>
            </table:table-cell>
          </table:table-row>
        </table:table>
        <text:p text:style-name="Text_20_body"/>
      </text:section>
      <text:section text:style-name="Sect1" text:name="MINUTES_ALL">
        <text:p text:style-name="P2">Minutes for &lt;minutes-title&gt;</text:p>
        <text:p text:style-name="msubheader">&lt;minutes-location&gt;, &lt;minutes-date&gt; &lt;minutes-time&gt;</text:p>
        <text:section text:style-name="Sect3" text:name="MINUTES">
          <text:p text:style-name="P3"/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row table:style-name="TableLine94755058178864">
              <table:table-cell table:style-name="Table1.A1" office:value-type="string">
                <text:p text:style-name="mtopic">&lt;mtopic&gt;</text:p>
              </table:table-cell>
              <table:table-cell table:style-name="Table1.A1" table:number-columns-spanned="2" office:value-type="string">
                <text:p text:style-name="mresponsible"><text:s/>&lt;mresponsible&gt;</text:p>
              </table:table-cell>
              <table:covered-table-cell/>
              <table:table-cell table:style-name="Table1.D1" table:number-columns-spanned="2" office:value-type="string">
                <text:p text:style-name="mtime">&lt;mtime&gt;</text:p>
              </table:table-cell>
              <table:covered-table-cell/>
            </table:table-row>
            <table:table-row table:style-name="TableLine94755058477408">
              <table:table-cell table:style-name="Table1.D1" table:number-columns-spanned="5" office:value-type="string">
                <text:p text:style-name="P4">Discussion:</text:p>
                <text:p text:style-name="P5"/>
                <text:p text:style-name="P5"/>
                <text:p text:style-name="P5"/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TableLine94755058478240">
              <table:table-cell table:style-name="Table1.D1" table:number-columns-spanned="5" office:value-type="string">
                <text:p text:style-name="P4">Conclusion:</text:p>
                <text:p text:style-name="P5"/>
                <text:p text:style-name="P5"/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TableLine94755058478656">
              <table:table-cell table:style-name="Table1.A4" table:number-columns-spanned="2" office:value-type="string">
                <text:p text:style-name="P4">To do:</text:p>
                <text:p text:style-name="P5"/>
              </table:table-cell>
              <table:covered-table-cell/>
              <table:table-cell table:style-name="Table1.A4" table:number-columns-spanned="2" office:value-type="string">
                <text:p text:style-name="P4">Responsible party:</text:p>
              </table:table-cell>
              <table:covered-table-cell/>
              <table:table-cell table:style-name="Table1.E4" office:value-type="string">
                <text:p text:style-name="P4">Deadline:</text:p>
                <text:p text:style-name="P5"/>
                <text:p text:style-name="P5"/>
              </table:table-cell>
            </table:table-row>
          </table:table>
          <text:p text:style-name="Standard"/>
          <text:p text:style-name="P3"/>
        </text:section>
      </text:section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sans1" svg:font-family="Lucidasans"/>
    <style:font-face style:name="Lucidasans" svg:font-family="Lucidasans" style:font-pitch="variable"/>
    <style:font-face style:name="Mincho" svg:font-family="Mincho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fo:font-size="11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loext:graphic-properties draw:fill="none" draw:fill-color="#99ccff"/>
      <style:paragraph-properties fo:background-color="transparent"/>
      <style:text-properties fo:font-size="6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able_20_agenda" style:display-name="Table agenda" style:family="paragraph" style:parent-style-name="Standard"/>
    <style:style style:name="Title_20_table" style:display-name="Title table" style:family="paragraph" style:parent-style-name="Table_20_agenda">
      <style:text-properties fo:font-size="11pt" fo:font-style="normal" fo:font-weight="bold"/>
    </style:style>
    <style:style style:name="Table_20_small_20_heading" style:display-name="Table small heading" style:family="paragraph" style:parent-style-name="Table_20_agenda">
      <style:text-properties fo:font-size="8pt"/>
    </style:style>
    <style:style style:name="Agenda" style:family="paragraph" style:parent-style-name="Standard" style:class="extra">
      <style:text-properties style:font-name="Liberation Sans" fo:font-family="'Liberation Sans'" style:font-style-name="Regular" style:font-family-generic="swiss" style:font-pitch="variable" fo:font-size="11pt" fo:font-weight="normal"/>
    </style:style>
    <style:style style:name="AgendaTitles" style:family="paragraph" style:parent-style-name="Agenda" style:class="extra">
      <style:text-properties fo:font-size="12pt" fo:font-weight="bold"/>
    </style:style>
    <style:style style:name="AgendaItems" style:family="paragraph" style:parent-style-name="Agenda" style:class="extra">
      <loext:graphic-properties draw:fill="none" draw:fill-color="#99ccff"/>
      <style:paragraph-properties fo:margin-top="0.457cm" fo:margin-bottom="0cm" loext:contextual-spacing="false" fo:background-color="transparent"/>
      <style:text-properties fo:font-size="10pt" fo:font-style="normal" fo:font-weight="bold"/>
    </style:style>
    <style:style style:name="MeetingType" style:family="paragraph" style:parent-style-name="AgendaItems" style:class="extra"/>
    <style:style style:name="CalledBy" style:family="paragraph" style:parent-style-name="AgendaItems" style:class="extra"/>
    <style:style style:name="Facilitator" style:family="paragraph" style:parent-style-name="AgendaItems" style:class="extra"/>
    <style:style style:name="Attendees" style:family="paragraph" style:parent-style-name="AgendaItems" style:class="extra"/>
    <style:style style:name="Notetaker" style:family="paragraph" style:parent-style-name="AgendaItems" style:class="extra">
      <style:text-properties fo:font-size="10pt"/>
    </style:style>
    <style:style style:name="Observers" style:family="paragraph" style:parent-style-name="AgendaItems" style:class="extra">
      <style:text-properties fo:font-size="10pt"/>
    </style:style>
    <style:style style:name="Timekeeper" style:family="paragraph" style:parent-style-name="AgendaItems" style:class="extra">
      <style:text-properties fo:font-size="10pt"/>
    </style:style>
    <style:style style:name="ResourcePersons" style:family="paragraph" style:parent-style-name="AgendaItems" style:class="extra">
      <style:text-properties fo:font-size="10pt"/>
    </style:style>
    <style:style style:name="Bring" style:family="paragraph" style:parent-style-name="AgendaItems" style:class="extra"/>
    <style:style style:name="Read" style:family="paragraph" style:parent-style-name="AgendaItems" style:class="extra"/>
    <style:style style:name="Notes" style:family="paragraph" style:parent-style-name="AgendaItems" style:class="extra"/>
    <style:style style:name="AgendaItemsText" style:family="paragraph" style:parent-style-name="Agenda" style:class="extra">
      <loext:graphic-properties draw:fill="none" draw:fill-color="#99ccff"/>
      <style:paragraph-properties fo:margin-left="1.016cm" fo:margin-right="0cm" fo:margin-top="0cm" fo:margin-bottom="0cm" loext:contextual-spacing="false" fo:line-height="100%" fo:text-indent="0cm" style:auto-text-indent="false" fo:background-color="transparent"/>
      <style:text-properties style:font-name="Liberation Sans" fo:font-family="'Liberation Sans'" style:font-style-name="Regular" style:font-family-generic="swiss" style:font-pitch="variable" fo:font-size="10pt"/>
    </style:style>
    <style:style style:name="AttendeesText" style:family="paragraph" style:parent-style-name="AgendaItemsText" style:class="extra"/>
    <style:style style:name="BringText" style:family="paragraph" style:parent-style-name="AgendaItemsText" style:class="extra"/>
    <style:style style:name="CalledByText" style:family="paragraph" style:parent-style-name="AgendaItemsText" style:class="extra"/>
    <style:style style:name="NotesText" style:family="paragraph" style:parent-style-name="AgendaItemsText" style:class="extra"/>
    <style:style style:name="NotetakerText" style:family="paragraph" style:parent-style-name="AgendaItemsText" style:class="extra"/>
    <style:style style:name="ObserversText" style:family="paragraph" style:parent-style-name="AgendaItemsText" style:class="extra"/>
    <style:style style:name="MeetingTypeText" style:family="paragraph" style:parent-style-name="AgendaItemsText" style:class="extra"/>
    <style:style style:name="FacilitatorText" style:family="paragraph" style:parent-style-name="AgendaItemsText" style:class="extra"/>
    <style:style style:name="ReadText" style:family="paragraph" style:parent-style-name="AgendaItemsText" style:class="extra"/>
    <style:style style:name="ResourcePersonsText" style:family="paragraph" style:parent-style-name="AgendaItemsText" style:class="extra"/>
    <style:style style:name="TimekeeperText" style:family="paragraph" style:parent-style-name="AgendaItemsText" style:class="extra"/>
    <style:style style:name="AgendaTitle" style:family="paragraph" style:parent-style-name="AgendaTitles" style:next-style-name="Topics" style:class="extra">
      <loext:graphic-properties draw:fill="solid" draw:fill-color="#0099ff" draw:opacity="100%"/>
      <style:paragraph-properties fo:margin-top="0cm" fo:margin-bottom="0.203cm" loext:contextual-spacing="false" fo:background-color="#0099ff"/>
      <style:text-properties fo:color="#ffffff" fo:font-size="16pt"/>
    </style:style>
    <style:style style:name="AgendaDate" style:family="paragraph" style:parent-style-name="AgendaTitles" style:class="extra"/>
    <style:style style:name="AgendaTime" style:family="paragraph" style:parent-style-name="AgendaTitles" style:class="extra"/>
    <style:style style:name="AgendaLocation" style:family="paragraph" style:parent-style-name="AgendaTitles" style:class="extra"/>
    <style:style style:name="TopicsTitle" style:family="paragraph" style:parent-style-name="Topics" style:class="text">
      <loext:graphic-properties draw:fill="solid" draw:fill-color="#0099ff" draw:opacity="100%"/>
      <style:paragraph-properties fo:margin-top="0cm" fo:margin-bottom="0.254cm" loext:contextual-spacing="false" fo:background-color="#0099ff"/>
      <style:text-properties fo:color="#ffffff" fo:font-size="14pt" fo:font-weight="bold"/>
    </style:style>
    <style:style style:name="TopicsHeaders" style:family="paragraph" style:parent-style-name="Topics" style:class="extra">
      <style:text-properties fo:font-size="10pt" fo:font-weight="bold"/>
    </style:style>
    <style:style style:name="Topics" style:family="paragraph" style:parent-style-name="Agenda" style:class="extra">
      <style:text-properties fo:font-size="11pt"/>
    </style:style>
    <style:style style:name="TopicsHeaderNum" style:family="paragraph" style:parent-style-name="TopicsHeaders" style:class="extra">
      <style:paragraph-properties style:vertical-align="baseline"/>
    </style:style>
    <style:style style:name="TopicsHeaderTopic" style:family="paragraph" style:parent-style-name="TopicsHeaders" style:class="extra"/>
    <style:style style:name="TopicsHeaderResponsible" style:family="paragraph" style:parent-style-name="TopicsHeaders" style:class="extra"/>
    <style:style style:name="TopicsHeaderTime" style:family="paragraph" style:parent-style-name="TopicsHeaders" style:class="extra"/>
    <style:style style:name="TopicsText" style:family="paragraph" style:parent-style-name="Topics" style:class="extra">
      <style:text-properties fo:font-size="10pt"/>
    </style:style>
    <style:style style:name="TopicsTextNum" style:family="paragraph" style:parent-style-name="TopicsText" style:class="extra">
      <style:text-properties fo:font-size="10pt"/>
    </style:style>
    <style:style style:name="TopicTextTopic" style:family="paragraph" style:parent-style-name="TopicsText" style:class="extra"/>
    <style:style style:name="TopicTextResponsible" style:family="paragraph" style:parent-style-name="TopicsText" style:class="extra"/>
    <style:style style:name="TopicTextTime" style:family="paragraph" style:parent-style-name="TopicsText" style:class="extra"/>
    <style:style style:name="Minutes" style:family="paragraph" style:parent-style-name="Agenda" style:class="extra">
      <style:text-properties fo:font-size="11pt" fo:font-weight="bold"/>
    </style:style>
    <style:style style:name="mtopic" style:family="paragraph" style:parent-style-name="Minutes" style:class="extra"/>
    <style:style style:name="mresponsible" style:family="paragraph" style:parent-style-name="Minutes" style:class="extra"/>
    <style:style style:name="mtime" style:family="paragraph" style:parent-style-name="Minutes" style:class="extra"/>
    <style:style style:name="msubheader" style:family="paragraph" style:parent-style-name="Minutes" style:class="extra">
      <style:text-properties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Open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Open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Open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Open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Open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Open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Open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Open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Open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OpenSymbol"/>
      </text:list-level-style-bullet>
    </text:list-style>
    <text:list-style style:name="Numbering_20_1" style:display-name="Numbering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/>
      </text:list-level-style-number>
      <text:list-level-style-number text:level="3" style:num-suffix="." style:num-format="1">
        <style:list-level-properties text:space-before="1cm"/>
      </text:list-level-style-number>
      <text:list-level-style-number text:level="4" style:num-suffix="." style:num-format="1">
        <style:list-level-properties text:space-before="1.501cm"/>
      </text:list-level-style-number>
      <text:list-level-style-number text:level="5" style:num-suffix="." style:num-format="1">
        <style:list-level-properties text:space-before="2cm"/>
      </text:list-level-style-number>
      <text:list-level-style-number text:level="6" style:num-suffix="." style:num-format="1">
        <style:list-level-properties text:space-before="2.501cm"/>
      </text:list-level-style-number>
      <text:list-level-style-number text:level="7" style:num-suffix="." style:num-format="1">
        <style:list-level-properties text:space-before="3cm"/>
      </text:list-level-style-number>
      <text:list-level-style-number text:level="8" style:num-suffix="." style:num-format="1">
        <style:list-level-properties text:space-before="3.501cm"/>
      </text:list-level-style-number>
      <text:list-level-style-number text:level="9" style:num-suffix="." style:num-format="1">
        <style:list-level-properties text:space-before="4.001cm"/>
      </text:list-level-style-number>
      <text:list-level-style-number text:level="10" style:num-suffix="." style:num-format="1">
        <style:list-level-properties text:space-before="4.501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officeooo:paragraph-rsid="00166dd5"/>
    </style:style>
    <style:style style:name="MT1" style:family="text">
      <style:text-properties officeooo:rsid="00166dd5"/>
    </style:style>
    <style:style style:name="MT2" style:family="text">
      <style:text-properties fo:color="#1e26c9" fo:font-size="15pt" officeooo:rsid="00166dd5" style:font-size-asian="15pt" style:font-size-complex="15pt"/>
    </style:style>
    <style:page-layout style:name="Mpm1" style:page-usage="mirrored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From</text:span><text:span text:style-name="MT1"><text:tab/></text:span></text:p>
      </style:head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3-05-10T06:57:13.649969643</meta:creation-date>
    <dc:language>en-US</dc:language>
    <meta:editing-cycles>1</meta:editing-cycles>
    <meta:editing-duration>P0D</meta:editing-duration>
    <dc:description> Template created via Agenda Wizard on 06/09/21.</dc:description>
    <meta:document-statistic meta:table-count="4" meta:image-count="0" meta:object-count="0" meta:page-count="2" meta:paragraph-count="47" meta:word-count="69" meta:character-count="569" meta:non-whitespace-character-count="543"/>
    <meta:user-defined meta:name="Info 1"/>
    <meta:user-defined meta:name="Info 2"/>
    <meta:user-defined meta:name="Info 3"/>
    <meta:user-defined meta:name="Info 4"/>
    <meta:template xlink:type="simple" xlink:actuate="onRequest" xlink:title="myAgendaTemplate" xlink:href="../myAgendaTemplate.ott" meta:date="2023-05-10T06:57:11.757096306"/>
  </office:meta>
</office:document-meta>
</file>